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Thumbnails/thumbnail.png" manifest:version="1.2"/>
  <manifest:file-entry manifest:media-type="application/xml" manifest:full-path="settings.xml" manifest:version="1.2"/>
  <manifest:file-entry manifest:media-type="application/xml" manifest:full-path="meta.xml" manifest:version="1.2"/>
  <manifest:file-entry manifest:media-type="application/xml" manifest:full-path="styles.xml" manifest:version="1.2"/>
  <manifest:file-entry manifest:media-type="application/rdf+xml" manifest:full-path="manifest.rdf" manifest:version="1.2"/>
  <manifest:file-entry manifest:media-type="application/xml" manifest:full-path="Configurations2/accelerator/current.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style:font-name="Courier New" style:font-name-asian="Courier New" style:font-name-complex="Courier New"/>
    </style:style>
    <style:style style:name="T2" style:family="text">
      <style:text-properties style:font-name="Courier New" style:font-name-asian="Courier New" style:font-name-complex="Courier New"/>
    </style:style>
    <style:style style:name="T3" style:family="text">
      <style:text-properties style:font-name="Courier New" style:font-name-asian="Courier New" style:font-name-complex="Courier New"/>
    </style:style>
    <style:style style:name="T4" style:family="text">
      <style:text-properties style:font-name="Courier New" style:font-name-asian="Courier New" style:font-name-complex="Courier New"/>
    </style:style>
    <style:style style:name="T5" style:family="text">
      <style:text-properties style:font-name="Courier New" style:font-name-asian="Courier New" style:font-name-complex="Courier New"/>
    </style:style>
    <style:style style:name="T6" style:family="text">
      <style:text-properties style:font-name="Courier New" style:font-name-asian="Courier New" style:font-name-complex="Courier New"/>
    </style:style>
    <style:style style:name="T7" style:family="text">
      <style:text-properties style:font-name="Courier New" style:font-name-asian="Courier New" style:font-name-complex="Courier New"/>
    </style:style>
    <style:style style:name="T8" style:family="text">
      <style:text-properties style:font-name="Courier New" style:font-name-asian="Courier New" style:font-name-complex="Courier New"/>
    </style:style>
    <style:style style:name="T9" style:family="text">
      <style:text-properties style:font-name="Courier New" style:font-name-asian="Courier New" style:font-name-complex="Courier New"/>
    </style:style>
    <style:style style:name="T10" style:family="text">
      <style:text-properties style:font-name="Courier New" style:font-name-asian="Courier New" style:font-name-complex="Courier New"/>
    </style:style>
    <style:style style:name="T11" style:family="text">
      <style:text-properties style:font-name="Courier New" style:font-name-asian="Courier New" style:font-name-complex="Courier New"/>
    </style:style>
    <style:style style:name="T12" style:family="text">
      <style:text-properties style:font-name="Courier New" style:font-name-asian="Courier New" style:font-name-complex="Courier New"/>
    </style:style>
    <style:style style:name="T13" style:family="text">
      <style:text-properties style:font-name="Courier New" style:font-name-asian="Courier New" style:font-name-complex="Courier New"/>
    </style:style>
    <style:style style:name="T14" style:family="text">
      <style:text-properties style:font-name="Courier New" style:font-name-asian="Courier New" style:font-name-complex="Courier New"/>
    </style:style>
    <style:style style:name="T15" style:family="text">
      <style:text-properties style:font-name="Courier New" style:font-name-asian="Courier New" style:font-name-complex="Courier New"/>
    </style:style>
    <style:style style:name="T16" style:family="text">
      <style:text-properties style:font-name="Courier New" style:font-name-asian="Courier New" style:font-name-complex="Courier New"/>
    </style:style>
    <style:style style:name="T17" style:family="text">
      <style:text-properties style:font-name="Courier New" style:font-name-asian="Courier New" style:font-name-complex="Courier New"/>
    </style:style>
    <style:style style:name="T18" style:family="text">
      <style:text-properties style:font-name="Courier New" style:font-name-asian="Courier New" style:font-name-complex="Courier New"/>
    </style:style>
    <style:style style:name="T19" style:family="text">
      <style:text-properties style:font-name="Courier New" style:font-name-asian="Courier New" style:font-name-complex="Courier New"/>
    </style:style>
    <style:style style:name="T20" style:family="text">
      <style:text-properties style:font-name="Courier New" style:font-name-asian="Courier New" style:font-name-complex="Courier New"/>
    </style:style>
    <style:style style:name="T21" style:family="text">
      <style:text-properties style:font-name="Courier New" style:font-name-asian="Courier New" style:font-name-complex="Courier New"/>
    </style:style>
    <style:style style:name="T22" style:family="text">
      <style:text-properties style:font-name="Courier New" style:font-name-asian="Courier New" style:font-name-complex="Courier New"/>
    </style:style>
    <style:style style:name="T23" style:family="text">
      <style:text-properties style:font-name="Courier New" style:font-name-asian="Courier New" style:font-name-complex="Courier New"/>
    </style:style>
    <style:style style:name="T24" style:family="text">
      <style:text-properties style:font-name="Courier New" style:font-name-asian="Courier New" style:font-name-complex="Courier New"/>
    </style:style>
    <style:style style:name="T25" style:family="text">
      <style:text-properties style:font-name="Courier New" style:font-name-asian="Courier New" style:font-name-complex="Courier New"/>
    </style:style>
    <style:style style:name="T26" style:family="text">
      <style:text-properties style:font-name="Courier New" style:font-name-asian="Courier New" style:font-name-complex="Courier New"/>
    </style:style>
    <style:style style:name="T27" style:family="text">
      <style:text-properties style:font-name="Courier New" style:font-name-asian="Courier New" style:font-name-complex="Courier New"/>
    </style:style>
    <style:style style:name="T28" style:family="text">
      <style:text-properties style:font-name="Courier New" style:font-name-asian="Courier New" style:font-name-complex="Courier New"/>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style:font-name="Courier New" style:font-name-asian="Courier New" style:font-name-complex="Courier New"/>
    </style:style>
    <style:style style:name="T34" style:family="text">
      <style:text-properties style:font-name="Courier New" style:font-name-asian="Courier New" style:font-name-complex="Courier New"/>
    </style:style>
    <style:style style:name="T35" style:family="text">
      <style:text-properties style:font-name="Courier New" style:font-name-asian="Courier New" style:font-name-complex="Courier New"/>
    </style:style>
    <style:style style:name="T36" style:family="text">
      <style:text-properties style:font-name="Courier New" style:font-name-asian="Courier New" style:font-name-complex="Courier New"/>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style:font-name="Courier New" style:font-name-asian="Courier New" style:font-name-complex="Courier New"/>
    </style:style>
    <style:style style:name="T40" style:family="text">
      <style:text-properties style:font-name="Courier New" style:font-name-asian="Courier New" style:font-name-complex="Courier New"/>
    </style:style>
    <style:style style:name="T41" style:family="text">
      <style:text-properties style:font-name="Courier New" style:font-name-asian="Courier New" style:font-name-complex="Courier New"/>
    </style:style>
    <style:style style:name="T42" style:family="text">
      <style:text-properties style:font-name="Courier New" style:font-name-asian="Courier New" style:font-name-complex="Courier New"/>
    </style:style>
    <style:style style:name="T43" style:family="text">
      <style:text-properties style:font-name="Courier New" style:font-name-asian="Courier New" style:font-name-complex="Courier New"/>
    </style:style>
    <style:style style:name="T44" style:family="text">
      <style:text-properties style:font-name="Courier New" style:font-name-asian="Courier New" style:font-name-complex="Courier New"/>
    </style:style>
    <style:style style:name="T45" style:family="text">
      <style:text-properties style:font-name="Courier New" style:font-name-asian="Courier New" style:font-name-complex="Courier New"/>
    </style:style>
    <style:style style:name="T46" style:family="text">
      <style:text-properties style:font-name="Courier New" style:font-name-asian="Courier New" style:font-name-complex="Courier New"/>
    </style:style>
    <style:style style:name="T47" style:family="text">
      <style:text-properties style:font-name="Courier New" style:font-name-asian="Courier New" style:font-name-complex="Courier New"/>
    </style:style>
    <style:style style:name="T48" style:family="text">
      <style:text-properties style:font-name="Courier New" style:font-name-asian="Courier New" style:font-name-complex="Courier New"/>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Quotations">
      <style:paragraph-properties fo:margin-left="0.5in" fo:margin-right="0in" fo:text-indent="0in" style:auto-text-indent="false"/>
    </style:style>
    <style:style style:name="P11" style:family="paragraph" style:parent-style-name="Quotations">
      <style:paragraph-properties fo:margin-left="0.5in" fo:margin-right="0in" fo:text-indent="0in" style:auto-text-indent="false"/>
    </style:style>
    <style:style style:name="P12" style:family="paragraph" style:parent-style-name="Quotations">
      <style:paragraph-properties fo:margin-left="0.5in" fo:margin-right="0in" fo:text-indent="0in" style:auto-text-indent="false"/>
    </style:style>
    <style:style style:name="P13" style:family="paragraph" style:parent-style-name="Quotations">
      <style:paragraph-properties fo:margin-left="0.5in" fo:margin-right="0in" fo:text-indent="0in" style:auto-text-indent="false"/>
    </style:style>
    <style:style style:name="P14" style:family="paragraph" style:parent-style-name="Quotations">
      <style:paragraph-properties fo:margin-left="0.5in" fo:margin-right="0in" fo:text-indent="0in" style:auto-text-indent="false"/>
    </style:style>
    <style:style style:name="P15" style:family="paragraph" style:parent-style-name="Quotations">
      <style:paragraph-properties fo:margin-left="0.5in" fo:margin-right="0in" fo:text-indent="0in" style:auto-text-indent="false"/>
    </style:style>
    <style:style style:name="P16" style:family="paragraph" style:parent-style-name="Quotations">
      <style:paragraph-properties fo:margin-left="0.5in" fo:margin-right="0in" fo:text-indent="0in" style:auto-text-indent="false"/>
    </style:style>
    <style:style style:name="P17" style:family="paragraph" style:parent-style-name="Quotations">
      <style:paragraph-properties fo:margin-left="0.5in" fo:margin-right="0in" fo:text-indent="0in" style:auto-text-indent="false"/>
    </style:style>
    <style:style style:name="P18" style:family="paragraph" style:parent-style-name="Quotations">
      <style:paragraph-properties fo:margin-left="0.5in" fo:margin-right="0in" fo:text-indent="0in" style:auto-text-indent="false"/>
    </style:style>
    <style:style style:name="P19" style:family="paragraph" style:parent-style-name="Quotations">
      <style:paragraph-properties fo:margin-left="0.5in" fo:margin-right="0in" fo:text-indent="0in" style:auto-text-indent="false"/>
    </style:style>
    <style:style style:name="P20" style:family="paragraph" style:parent-style-name="Quotations">
      <style:paragraph-properties fo:margin-left="0.5in" fo:margin-right="0in" fo:text-indent="0in" style:auto-text-indent="false"/>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office:automatic-styles>
  <office:body>
    <office:text>
      <text:p text:style-name="Title">PanDoc Shell Scripts for File Conversion</text:p>
      <text:p text:style-name="Author">Engelbert Niehaus</text:p>
      <text:h text:style-name="Heading_20_1" text:outline-level="1">Linux</text:h>
      <text:h text:style-name="Heading_20_2" text:outline-level="2">Install PanDoc</text:h>
      <text:p text:style-name="First_20_paragraph">The following apt-get command is one line of code:</text:p>
      <text:p text:style-name="P1"><text:span text:style-name="T1">sudo apt-get install pandoc pandoc-citeproc</text:span></text:p>
      <text:h text:style-name="Heading_20_2" text:outline-level="2">Zenity for Menu</text:h>
      <text:p text:style-name="First_20_paragraph">PANDOCmenu.sh is a shell script on Linux to support you in converting files with pandoc. The selection of Formats is performed with zenity therefore it is necessary to install zenity on Linux or with homebrew on MacOS with</text:p>
      <text:p text:style-name="P2"><text:span text:style-name="T2">sudo apt-get install zenity</text:span></text:p>
      <text:h text:style-name="Heading_20_2" text:outline-level="2">Editor Geany</text:h>
      <text:p text:style-name="First_20_paragraph">Furthermore the script <text:span text:style-name="T3">PANDOCmenu.sh</text:span> uses an editor <text:span text:style-name="T4">geany</text:span> as an option in the menu to modify the the source file.</text:p>
      <text:p text:style-name="P3"><text:span text:style-name="T5">sudo apt-get install geany</text:span></text:p>
      <text:h text:style-name="Heading_20_2" text:outline-level="2">PDF-Viewer</text:h>
      <text:p text:style-name="First_20_paragraph">The script <text:span text:style-name="T6">PANDOCmenu.sh</text:span> uses an viewer <text:span text:style-name="T7">evince</text:span> for displaying PDF-results of pandoc to modify the the source file.</text:p>
      <text:p text:style-name="P4"><text:span text:style-name="T8">sudo apt-get install evince</text:span></text:p>
      <text:h text:style-name="Heading_20_2" text:outline-level="2">Start Menu</text:h>
      <text:p text:style-name="First_20_paragraph">If you want to run the <text:span text:style-name="T9">PANDOCmenu.sh</text:span> start open the Terminal on Linux and star the following script with <text:span text:style-name="T10">sh</text:span></text:p>
      <text:p text:style-name="P5"><text:span text:style-name="T11">sh PANDOCmenu.sh</text:span></text:p>
      <text:h text:style-name="Heading_20_2" text:outline-level="2">Executable Menu</text:h>
      <text:p text:style-name="First_20_paragraph">In the terminal or make PANDOCmenu.sh executable with</text:p>
      <text:p text:style-name="P6"><text:span text:style-name="T12">chmod ug+x PANDOCmenu.sh</text:span></text:p>
      <text:h text:style-name="Heading_20_2" text:outline-level="2">Install LaTeX</text:h>
      <text:p text:style-name="First_20_paragraph">Install the LaTeX package with <text:span text:style-name="T13">apt-get</text:span></text:p>
      <text:p text:style-name="P7"><text:span text:style-name="T14">sudo apt-get install texlive lmodern</text:span></text:p>
      <text:p text:style-name="First_20_paragraph">lmodern.sty install as Package necessary for PDF-Conversion</text:p>
      <text:h text:style-name="Heading_20_1" text:outline-level="1">Mac-OSX</text:h>
      <text:h text:style-name="Heading_20_2" text:outline-level="2">Introduction</text:h>
      <text:p text:style-name="First_20_paragraph">The following sections provide details for application on MacOSX with Homebrew. Please install homebrew prior to the following steps</text:p>
      <text:h text:style-name="Heading_20_2" text:outline-level="2">Homebrew Installer</text:h>
      <text:p text:style-name="First_20_paragraph">On MacOS use <text:span text:style-name="T15">homebrew</text:span> as package manager to install necessary packages especially <text:span text:style-name="T16">pandoc</text:span> and the package for processing of citation.</text:p>
      <text:p text:style-name="P8"><text:span text:style-name="T17">brew install pandoc pandoc-citeproc</text:span></text:p>
      <text:h text:style-name="Heading_20_2" text:outline-level="2">Zenity for Menu</text:h>
      <text:p text:style-name="First_20_paragraph">PANDOCmenu.sh is a shell script on Linux to support users in converting files with pandoc. Install zenity with homebrew on MacOS:</text:p>
      <text:p text:style-name="P9"><text:span text:style-name="T18">brew install zenity</text:span></text:p>
      <text:h text:style-name="Heading_20_2" text:outline-level="2">Editor Geany</text:h>
      <text:p text:style-name="First_20_paragraph">Furthermore the script <text:span text:style-name="T19">PANDOCmenu.sh</text:span> uses an editor <text:span text:style-name="T20">geany</text:span> as an option in the menu to modify the the source file.</text:p>
      <text:p text:style-name="P10"><text:span text:style-name="T21">brew install geany</text:span></text:p>
      <text:h text:style-name="Heading_20_2" text:outline-level="2">PDF-Viewer</text:h>
      <text:p text:style-name="First_20_paragraph">The script <text:span text:style-name="T22">PANDOCmenu.sh</text:span> uses an viewer <text:span text:style-name="T23">evince</text:span> for displaying PDF-results of pandoc to modify the the source file.</text:p>
      <text:p text:style-name="P11"><text:span text:style-name="T24">brew install evince</text:span></text:p>
      <text:h text:style-name="Heading_20_2" text:outline-level="2">Start Menu</text:h>
      <text:p text:style-name="First_20_paragraph">If you want to run the PANDOCmenu.sh start open the Terminal on Linux and star the following script with <text:span text:style-name="T25">sh</text:span></text:p>
      <text:p text:style-name="P12"><text:span text:style-name="T26">sh PANDOCmenu.sh</text:span></text:p>
      <text:h text:style-name="Heading_20_2" text:outline-level="2">Executable Menu</text:h>
      <text:p text:style-name="First_20_paragraph">In the terminal or make PANDOCmenu.sh executable with</text:p>
      <text:p text:style-name="P13"><text:span text:style-name="T27">chmod ug+x PANDOCmenu.sh</text:span></text:p>
      <text:h text:style-name="Heading_20_2" text:outline-level="2">Install LaTeX</text:h>
      <text:p text:style-name="First_20_paragraph">Install the LaTeX package from</text:p>
      <text:p text:style-name="P14"><text:a xlink:type="simple" xlink:href="https://tug.org/mactex/" office:name=""><text:span text:style-name="Definition">https://tug.org/mactex/</text:span></text:a></text:p>
      <text:h text:style-name="Heading_20_2" text:outline-level="2">Small LaTeX Install</text:h>
      <text:p text:style-name="First_20_paragraph">if you want to fiddle around with a package manager check the MacOS Pandoc section on</text:p>
      <text:p text:style-name="P15"><text:a xlink:type="simple" xlink:href="http://pandoc.org/installing.html" office:name=""><text:span text:style-name="Definition">http://pandoc.org/installing.html</text:span></text:a></text:p>
      <text:h text:style-name="Heading_20_1" text:outline-level="1">Windows</text:h>
      <text:h text:style-name="Heading_20_2" text:outline-level="2">Batch Files</text:h>
      <text:p text:style-name="First_20_paragraph">If you run converter on Linux the converter will create a windows batch file in the project directory. Start</text:p>
      <text:p text:style-name="P16"><text:span text:style-name="T28">win_reveal.bat</text:span></text:p>
      <text:h text:style-name="Heading_20_2" text:outline-level="2">Batch Examples</text:h>
      <table:table table:name="Table1" table:style-name="Table1">
        <table:table-column table:style-name="Table1.A"/>
        <table:table-column table:style-name="Table1.B"/>
        <table:table-header-rows>
          <table:table-row>
            <table:table-cell table:style-name="Table1.A1" office:value-type="string">
              <text:p text:style-name="Table_20_Heading"><text:span text:style-name="T29">Batch</text:span><text:span text:style-name="T30"> </text:span><text:span text:style-name="T31">File</text:span></text:p>
            </table:table-cell>
            <table:table-cell table:style-name="Table1.A1" office:value-type="string">
              <text:p text:style-name="Table_20_Heading"><text:span text:style-name="T32">Description</text:span></text:p>
            </table:table-cell>
          </table:table-row>
        </table:table-header-rows>
        <table:table-row>
          <table:table-cell table:style-name="Table1.A1" office:value-type="string">
            <text:p text:style-name="Table_20_Contents"><text:span text:style-name="T33">win_reveal.bat</text:span></text:p>
          </table:table-cell>
          <table:table-cell table:style-name="Table1.A1" office:value-type="string">
            <text:p text:style-name="Table_20_Contents">Batch File for Reveal Presentation</text:p>
          </table:table-cell>
        </table:table-row>
        <table:table-row>
          <table:table-cell table:style-name="Table1.A1" office:value-type="string">
            <text:p text:style-name="Table_20_Contents"><text:span text:style-name="T34">win_odt.bat</text:span></text:p>
          </table:table-cell>
          <table:table-cell table:style-name="Table1.A1" office:value-type="string">
            <text:p text:style-name="Table_20_Contents">Batch File for LibreOffice Document</text:p>
          </table:table-cell>
        </table:table-row>
        <table:table-row>
          <table:table-cell table:style-name="Table1.A1" office:value-type="string">
            <text:p text:style-name="Table_20_Contents"><text:span text:style-name="T35">win_docx.bat</text:span></text:p>
          </table:table-cell>
          <table:table-cell table:style-name="Table1.A1" office:value-type="string">
            <text:p text:style-name="Table_20_Contents">Batch File for MlCR0S0FT Word Document</text:p>
          </table:table-cell>
        </table:table-row>
        <table:table-row>
          <table:table-cell table:style-name="Table1.A1" office:value-type="string">
            <text:p text:style-name="Table_20_Contents"><text:span text:style-name="T36">win_html.bat</text:span></text:p>
          </table:table-cell>
          <table:table-cell table:style-name="Table1.A1" office:value-type="string">
            <text:p text:style-name="Table_20_Contents">Batch File for HTML Document</text:p>
          </table:table-cell>
        </table:table-row>
      </table:table>
      <text:h text:style-name="Heading_20_1" text:outline-level="1">Pandoc Install Homepage</text:h>
      <text:p text:style-name="First_20_paragraph">For more information on installation of PanDoc converter see</text:p>
      <text:p text:style-name="P17"><text:a xlink:type="simple" xlink:href="http://pandoc.org/installing.html" office:name=""><text:span text:style-name="Definition">http://pandoc.org/installing.html</text:span></text:a></text:p>
      <text:h text:style-name="Heading_20_1" text:outline-level="1">Pandoc Demos</text:h>
      <text:p text:style-name="First_20_paragraph">Demo calls of PanDoc can be found on:</text:p>
      <text:p text:style-name="P18"><text:a xlink:type="simple" xlink:href="http://pandoc.org/demos.html" office:name=""><text:span text:style-name="Definition">http://pandoc.org/demos.html</text:span></text:a></text:p>
      <text:h text:style-name="Heading_20_1" text:outline-level="1">PanConvert (Optional)</text:h>
      <text:p text:style-name="First_20_paragraph">If you want to use PanDoc with a Graphical User Interface please innstall <text:a xlink:type="simple" xlink:href="https://sourceforge.net/projects/panconvert/" office:name=""><text:span text:style-name="Definition">PanConvert</text:span></text:a> for Graphical User Interface for PanDoc:</text:p>
      <text:p text:style-name="P19"><text:a xlink:type="simple" xlink:href="https://sourceforge.net/projects/panconvert/" office:name=""><text:span text:style-name="Definition">https://sourceforge.net/projects/panconvert/</text:span></text:a></text:p>
      <text:h text:style-name="Heading_20_1" text:outline-level="1">ToDo</text:h>
      <text:p text:style-name="First_20_paragraph">Create a Windows Batch File PANDOCmenu.bat with zenith: See following URL for command examples for Batch Files on Windows.</text:p>
      <text:p text:style-name="P20"><text:a xlink:type="simple" xlink:href="https://gist.github.com/breezhang/7732470" office:name=""><text:span text:style-name="Definition">https://gist.github.com/breezhang/7732470</text:span></text:a></text:p>
      <text:h text:style-name="Heading_20_1" text:outline-level="1">Main Folders</text:h>
      <table:table table:name="Table2" table:style-name="Table2">
        <table:table-column table:style-name="Table2.A"/>
        <table:table-column table:style-name="Table2.B"/>
        <table:table-header-rows>
          <table:table-row>
            <table:table-cell table:style-name="Table2.A1" office:value-type="string">
              <text:p text:style-name="Table_20_Heading"><text:span text:style-name="T37">Folder</text:span></text:p>
            </table:table-cell>
            <table:table-cell table:style-name="Table2.A1" office:value-type="string">
              <text:p text:style-name="Table_20_Heading"><text:span text:style-name="T38">Description</text:span></text:p>
            </table:table-cell>
          </table:table-row>
        </table:table-header-rows>
        <table:table-row>
          <table:table-cell table:style-name="Table2.A1" office:value-type="string">
            <text:p text:style-name="Table_20_Contents"><text:span text:style-name="T39">tpl</text:span></text:p>
          </table:table-cell>
          <table:table-cell table:style-name="Table2.A1" office:value-type="string">
            <text:p text:style-name="Table_20_Contents">Templates and Default Files for PanDoc</text:p>
          </table:table-cell>
        </table:table-row>
        <table:table-row>
          <table:table-cell table:style-name="Table2.A1" office:value-type="string">
            <text:p text:style-name="Table_20_Contents"><text:span text:style-name="T40">projects</text:span></text:p>
          </table:table-cell>
          <table:table-cell table:style-name="Table2.A1" office:value-type="string">
            <text:p text:style-name="Table_20_Contents">Contains all projects</text:p>
          </table:table-cell>
        </table:table-row>
        <table:table-row>
          <table:table-cell table:style-name="Table2.A1" office:value-type="string">
            <text:p text:style-name="Table_20_Contents"><text:span text:style-name="T41">bib</text:span></text:p>
          </table:table-cell>
          <table:table-cell table:style-name="Table2.A1" office:value-type="string">
            <text:p text:style-name="Table_20_Contents">Contains all BibTeX Databases/Bib-Styles</text:p>
          </table:table-cell>
        </table:table-row>
        <table:table-row>
          <table:table-cell table:style-name="Table2.A1" office:value-type="string">
            <text:p text:style-name="Table_20_Contents"><text:span text:style-name="T42">help</text:span></text:p>
          </table:table-cell>
          <table:table-cell table:style-name="Table2.A1" office:value-type="string">
            <text:p text:style-name="Table_20_Contents">Contains Help Files for Installation et. al.</text:p>
          </table:table-cell>
        </table:table-row>
      </table:table>
      <text:h text:style-name="Heading_20_1" text:outline-level="1">Folders</text:h>
      <text:h text:style-name="Heading_20_2" text:outline-level="2">Project ReadMe</text:h>
      <text:p text:style-name="First_20_paragraph">The directory <text:span text:style-name="T43">project/readme</text:span> is one sample project that is used at the same time for the readme of this project.</text:p>
      <text:h text:style-name="Heading_20_2" text:outline-level="2">Project Config</text:h>
      <text:p text:style-name="First_20_paragraph">All subdirectory e.g. <text:span text:style-name="T44">project/topologie</text:span> contains a subdirectory <text:span text:style-name="T45">project/topologie/config</text:span> that contains author name and title for the project.</text:p>
      <text:h text:style-name="Heading_20_2" text:outline-level="2">Media Files</text:h>
      <text:p text:style-name="First_20_paragraph">If the input file includes media files, the create <text:span text:style-name="T46">/images</text:span>, <text:span text:style-name="T47">/videos</text:span>, <text:span text:style-name="T48">/audio</text:span> store the media files in the subdirecto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adornments="Fett"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120%" fo:text-align="justify" style:justify-single-word="false" style:page-number="auto" style:shadow="none">
        <style:tab-stops/>
      </style:paragraph-properties>
      <style:text-properties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Times New Roman" fo:font-family="'Times New Roman'" style:font-style-name="Fett" style:font-family-generic="roman" style:font-pitch="variable" fo:font-size="28pt" fo:font-weight="bold" style:font-size-asian="28pt" style:font-weight-asian="bold" style:font-size-complex="28pt" style:font-weight-complex="normal"/>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Times New Roman1" fo:font-family="'Times New Roman'" style:font-style-name="Standard" style:font-family-generic="roman"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snap-to-layout-grid="false">
        <style:tab-stops/>
      </style:paragraph-properties>
      <style:text-properties style:font-name="Times New Roman" fo:font-family="'Times New Roman'" style:font-style-name="Fett" style:font-family-generic="roman"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Fett" style:font-family-generic="roman" style:font-pitch="variable" fo:font-size="11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Fett" style:font-family-generic="roman" style:font-pitch="variable" fo:font-size="101%" fo:font-weight="bold" style:font-size-asian="101%" style:font-weight-asian="bold" style:font-size-complex="101%"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style:font-name="Times New Roman" fo:font-family="'Times New Roman'" style:font-style-name="Fett" style:font-family-generic="roman" style:font-pitch="variable" fo:font-size="85%" fo:font-weight="bold" style:font-size-asian="85%" style:font-weight-asian="bold" style:font-size-complex="85%"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Times New Roman1" fo:font-family="'Times New Roman'" style:font-style-name="Standard" style:font-family-generic="roman" style:font-pitch="variable" fo:font-size="95%" fo:font-style="normal" fo:font-weight="bold" style:font-size-asian="95%" style:font-style-asian="italic" style:font-weight-asian="bold" style:font-size-complex="95%" style:font-style-complex="italic" style:font-weight-complex="normal"/>
    </style:style>
    <text:outline-style style:name="Outline">
      <text:outline-level-style text:level="1" style:num-prefix=" " style:num-suffix=" " style:num-format="1">
        <style:list-level-properties text:list-level-position-and-space-mode="label-alignment">
          <style:list-level-label-alignment text:label-followed-by="space" fo:text-indent="-0.76cm" fo:margin-left="0.76cm"/>
        </style:list-level-properties>
      </text:outline-level-style>
      <text:outline-level-style text:level="2" style:num-prefix=" " style:num-suffix=" " style:num-format="1" text:display-levels="2">
        <style:list-level-properties text:list-level-position-and-space-mode="label-alignment">
          <style:list-level-label-alignment text:label-followed-by="space" fo:text-indent="-0.76cm" fo:margin-left="0.76c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0.76cm" fo:margin-left="0.76cm"/>
        </style:list-level-properties>
      </text:outline-level-style>
      <text:outline-level-style text:level="4" style:num-prefix=" " style:num-suffix=" " style:num-format="1" text:display-levels="4">
        <style:list-level-properties text:list-level-position-and-space-mode="label-alignment">
          <style:list-level-label-alignment text:label-followed-by="space" fo:text-indent="-0.76cm" fo:margin-left="0.76cm"/>
        </style:list-level-properties>
      </text:outline-level-style>
      <text:outline-level-style text:level="5" style:num-prefix=" " style:num-suffix=" " style:num-format="1" text:display-levels="5">
        <style:list-level-properties text:list-level-position-and-space-mode="label-alignment">
          <style:list-level-label-alignment text:label-followed-by="space" fo:text-indent="-0.76cm" fo:margin-left="0.76cm"/>
        </style:list-level-properties>
      </text:outline-level-style>
      <text:outline-level-style text:level="6" style:num-prefix=" " style:num-suffix=" " style:num-format="1" text:display-levels="6">
        <style:list-level-properties text:list-level-position-and-space-mode="label-alignment">
          <style:list-level-label-alignment text:label-followed-by="space" fo:text-indent="-0.76cm" fo:margin-left="0.76cm"/>
        </style:list-level-properties>
      </text:outline-level-style>
      <text:outline-level-style text:level="7" style:num-prefix=" " style:num-suffix=" " style:num-format="1" text:display-levels="7">
        <style:list-level-properties text:list-level-position-and-space-mode="label-alignment">
          <style:list-level-label-alignment text:label-followed-by="space" fo:text-indent="-0.76cm" fo:margin-left="0.76cm"/>
        </style:list-level-properties>
      </text:outline-level-style>
      <text:outline-level-style text:level="8" style:num-prefix=" " style:num-suffix=" " style:num-format="1" text:display-levels="8">
        <style:list-level-properties text:list-level-position-and-space-mode="label-alignment">
          <style:list-level-label-alignment text:label-followed-by="space" fo:text-indent="-0.76cm" fo:margin-left="0.76cm"/>
        </style:list-level-properties>
      </text:outline-level-style>
      <text:outline-level-style text:level="9" style:num-prefix=" " style:num-suffix=" " style:num-format="1" text:display-levels="9">
        <style:list-level-properties text:list-level-position-and-space-mode="label-alignment">
          <style:list-level-label-alignment text:label-followed-by="space" fo:text-indent="-0.76cm" fo:margin-left="0.76cm"/>
        </style:list-level-properties>
      </text:outline-level-style>
      <text:outline-level-style text:level="10" style:num-prefix=" " style:num-suffix=" " style:num-format="1" text:display-levels="10">
        <style:list-level-properties text:list-level-position-and-space-mode="label-alignment">
          <style:list-level-label-alignment text:label-followed-by="space" fo:text-indent="-0.76cm" fo:margin-left="0.76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anDoc Shell Scripts for File Conversion</dc:title>
  </office:meta>
</office:document-meta>
</file>